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ystem-ui" svg:font-family="system-ui, apple-system, system-ui, .SFNSText-Regular, sans-serif"/>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111111" loext:opacity="100%" style:font-name="Helvetica" fo:font-size="8.5pt" fo:letter-spacing="normal" fo:font-style="normal" fo:font-weight="normal" style:font-size-asian="8.5pt" style:font-size-complex="8.5pt"/>
    </style:style>
    <style:style style:name="P2" style:family="paragraph" style:parent-style-name="Standard">
      <style:text-properties style:font-name="Helvetica" fo:font-size="8.5pt" style:font-size-asian="8.5pt" style:font-size-complex="8.5pt"/>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11111" loext:opacity="100%" style:font-name="Helvetica" fo:font-size="8.5pt" fo:letter-spacing="normal" fo:font-style="normal" fo:font-weight="normal" style:font-size-asian="8.5pt" style:font-size-complex="8.5pt"/>
    </style:style>
    <style:style style:name="P4"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111111" loext:opacity="100%" style:font-name="Helvetica" fo:font-size="8.5pt" fo:letter-spacing="normal" fo:font-style="normal" fo:font-weight="normal" style:font-size-asian="8.5pt" style:font-size-complex="8.5pt"/>
    </style:style>
    <style:style style:name="P5" style:family="paragraph" style:parent-style-name="Text_20_body">
      <style:text-properties fo:font-variant="normal" fo:text-transform="none" fo:color="#111111" loext:opacity="100%" style:font-name="Helvetica" fo:font-size="8.5pt" fo:letter-spacing="normal" fo:font-style="normal" fo:font-weight="normal" officeooo:paragraph-rsid="00127cb1" style:font-size-asian="8.5pt" style:font-size-complex="8.5pt"/>
    </style:style>
    <style:style style:name="P6" style:family="paragraph" style:parent-style-name="Text_20_body">
      <style:text-properties style:font-name="Helvetica" fo:font-size="8.5pt" officeooo:paragraph-rsid="00127cb1" style:font-size-asian="8.5pt" style:font-size-complex="8.5pt"/>
    </style:style>
    <style:style style:name="P7" style:family="paragraph" style:parent-style-name="Text_20_body">
      <style:text-properties style:font-name="Helvetica" fo:font-size="8.5pt" style:font-size-asian="8.5pt" style:font-size-complex="8.5pt" loext:padding="0.0193in" loext:border="0.06pt solid #d9d9e3"/>
    </style:style>
    <style:style style:name="P8" style:family="paragraph" style:parent-style-name="Text_20_body">
      <style:paragraph-properties fo:padding="0.0193in" fo:border="0.06pt solid #d9d9e3"/>
      <style:text-properties style:font-name="Helvetica" fo:font-size="8.5pt" style:font-size-asian="8.5pt" style:font-size-complex="8.5pt" loext:padding="0.0193in" loext:border="0.06pt solid #d9d9e3"/>
    </style:style>
    <style:style style:name="P9" style:family="paragraph" style:parent-style-name="Text_20_body">
      <style:paragraph-properties fo:margin-top="0in" fo:margin-bottom="0in" style:contextual-spacing="false"/>
      <style:text-properties style:font-name="Helvetica" fo:font-size="8.5pt" style:font-size-asian="8.5pt" style:font-size-complex="8.5pt" loext:padding="0.0193in" loext:border="0.06pt solid #d9d9e3"/>
    </style:style>
    <style:style style:name="T1" style:family="text">
      <style:text-properties fo:font-variant="normal" fo:text-transform="none" fo:color="#111111" loext:opacity="100%" style:font-name="Verdana" fo:font-size="6.69999980926514pt" fo:letter-spacing="normal" fo:font-style="normal" fo:font-weight="normal"/>
    </style:style>
    <style:style style:name="T2" style:family="text">
      <style:text-properties fo:font-variant="normal" fo:text-transform="none" fo:color="#111111" loext:opacity="100%" fo:letter-spacing="normal" fo:font-style="normal" fo:font-weight="normal"/>
    </style:style>
    <style:style style:name="T3" style:family="text">
      <style:text-properties fo:font-variant="normal" fo:text-transform="none" fo:color="#111111" loext:opacity="100%" fo:letter-spacing="normal" fo:font-style="normal" fo:font-weight="normal" style:font-size-asian="8.5pt" style:font-size-complex="8.5pt"/>
    </style:style>
    <style:style style:name="T4" style:family="text">
      <style:text-properties fo:font-variant="normal" fo:text-transform="none" fo:color="#111111" loext:opacity="100%" fo:letter-spacing="normal" fo:font-style="normal" fo:font-weight="normal" officeooo:rsid="00127cb1"/>
    </style:style>
    <style:style style:name="T5" style:family="text">
      <style:text-properties fo:font-variant="normal" fo:text-transform="none" fo:color="#111111" loext:opacity="100%" fo:letter-spacing="normal" fo:font-style="normal" fo:font-weight="normal" officeooo:rsid="001418e2"/>
    </style:style>
    <style:style style:name="T6" style:family="text">
      <style:text-properties fo:font-variant="normal" fo:text-transform="none" fo:color="#111111" loext:opacity="100%" style:font-name="system-ui" fo:font-size="7.15000009536743pt" fo:letter-spacing="normal" fo:font-style="normal" fo:font-weight="normal"/>
    </style:style>
    <style:style style:name="T7" style:family="text">
      <style:text-properties fo:font-variant="normal" fo:text-transform="none" fo:color="#111111" loext:opacity="100%" style:font-name="system-ui" fo:font-size="7.15000009536743pt" fo:letter-spacing="normal" fo:font-style="normal" fo:font-weight="normal" style:font-size-asian="8.5pt" style:font-size-complex="8.5pt"/>
    </style:style>
    <style:style style:name="T8" style:family="text">
      <style:text-properties fo:font-variant="normal" fo:text-transform="none" fo:color="#111111" loext:opacity="100%" style:font-name="system-ui" fo:font-size="7.15000009536743pt" fo:letter-spacing="normal" fo:font-style="normal" fo:font-weight="normal" officeooo:rsid="00127cb1" style:font-size-asian="8.5pt" style:font-size-complex="8.5pt"/>
    </style:style>
    <style:style style:name="T9" style:family="text">
      <style:text-properties fo:font-variant="normal" fo:text-transform="none" fo:color="#111111" loext:opacity="100%" style:font-name="system-ui" fo:font-size="7.15000009536743pt" fo:letter-spacing="normal" fo:font-style="normal" fo:font-weight="normal" officeooo:rsid="001418e2" style:font-size-asian="8.5pt" style:font-size-complex="8.5pt"/>
    </style:style>
    <style:style style:name="T10" style:family="text">
      <style:text-properties fo:font-variant="normal" fo:text-transform="none" fo:color="#111111" loext:opacity="100%" fo:font-size="7.15000009536743pt" fo:letter-spacing="normal" fo:font-style="normal" fo:font-weight="normal"/>
    </style:style>
    <style:style style:name="T11" style:family="text">
      <style:text-properties fo:font-variant="normal" fo:text-transform="none" fo:color="#111111" loext:opacity="100%" fo:font-size="7.15000009536743pt" fo:letter-spacing="normal" fo:font-style="normal" fo:font-weight="normal" style:font-size-asian="8.5pt" style:font-size-complex="8.5pt"/>
    </style:style>
    <style:style style:name="T12" style:family="text">
      <style:text-properties fo:font-variant="normal" fo:text-transform="none" fo:color="#111111" loext:opacity="100%" fo:font-size="7.15000009536743pt" fo:letter-spacing="normal" fo:font-style="normal" fo:font-weight="normal" officeooo:rsid="00127cb1" style:font-size-asian="8.5pt" style:font-size-complex="8.5pt"/>
    </style:style>
    <style:style style:name="T13" style:family="text">
      <style:text-properties fo:font-variant="normal" fo:text-transform="none" fo:color="#111111" loext:opacity="100%" fo:font-size="7.15000009536743pt" fo:letter-spacing="normal" fo:font-style="normal" fo:font-weight="normal" officeooo:rsid="001418e2" style:font-size-asian="8.5pt" style:font-size-complex="8.5pt"/>
    </style:style>
    <style:style style:name="T14" style:family="text">
      <style:text-properties style:font-size-asian="8.5pt" style:font-size-complex="8.5pt"/>
    </style:style>
    <style:style style:name="T15" style:family="text">
      <style:text-properties officeooo:rsid="001418e2" style:font-size-asian="8.5pt" style:font-size-complex="8.5pt"/>
    </style:style>
    <style:style style:name="T16" style:family="text">
      <style:text-properties officeooo:rsid="001418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ree things cannot be long hidden: the sun, the moon, and the truth."</text:p>
      <text:p text:style-name="P2">"An idea that is developed and put into action is more important than an idea that exists only as an idea."</text:p>
      <text:p text:style-name="P2"/>
      <text:p text:style-name="P2">"On life's journey, faith is nourishment, virtuous deeds are a shelter, wisdom is the light by day, and right mindfulness is the protection by night."</text:p>
      <text:p text:style-name="P2"/>
      <text:p text:style-name="P2">"Do not be a judge of others; be a judge of yourself."</text:p>
      <text:p text:style-name="P2"/>
      <text:p text:style-name="P2">"To keep the body in good health is a duty... otherwise, we shall not be able to keep the mind strong and clear."</text:p>
      <text:p text:style-name="P2"/>
      <text:p text:style-name="P2">"The root of suffering is attachment."</text:p>
      <text:p text:style-name="P2"/>
      <text:p text:style-name="P2">"Just as a flower does not pick and choose the bees that come to it, so the Buddha does not discriminate against those who come to him seeking the Dharma."</text:p>
      <text:p text:style-name="P2"/>
      <text:p text:style-name="P2">"In the sky, there is no distinction of east and west; people create distinctions out of their own minds and then believe them to be true."</text:p>
      <text:p text:style-name="P2"/>
      <text:p text:style-name="P2">"A man is not called wise because he talks and talks again; but if he is peaceful, loving, and fearless, then he is in truth called wise."</text:p>
      <text:p text:style-name="P2"/>
      <text:p text:style-name="P2">"Holding on to anger is like grasping a hot coal with the intent of throwing it at someone else; you are the one who gets burned."</text:p>
      <text:p text:style-name="P2"/>
      <text:p text:style-name="P2">"Better than a thousand hollow words is one word that brings peace."</text:p>
      <text:p text:style-name="P2">"Health is the greatest gift, contentment the greatest wealth, faithfulness the best relationship."</text:p>
      <text:p text:style-name="P2"/>
      <text:p text:style-name="P2">"The secret of health for both mind and body is not to mourn for the past, not to worry about the future, but to live the present moment wisely and earnestly."</text:p>
      <text:p text:style-name="P2"/>
      <text:p text:style-name="P2">"The only real failure in life is not to be true to the best one knows."</text:p>
      <text:p text:style-name="P2">"The way is not in the sky. The way is in the heart."</text:p>
      <text:p text:style-name="P2"/>
      <text:p text:style-name="P2">"It is better to conquer yourself than to win a thousand battles. Then the victory is yours. It cannot be taken from you."</text:p>
      <text:p text:style-name="P2"/>
      <text:p text:style-name="P2">"Your work is to discover your work and then, with all your heart, to give yourself to it."</text:p>
      <text:p text:style-name="P2"/>
      <text:p text:style-name="P2">"Our life is shaped by our mind; we become what we think."</text:p>
      <text:p text:style-name="P2"/>
      <text:p text:style-name="P2">"Doubt everything. Find your own light."</text:p>
      <text:p text:style-name="P2"/>
      <text:p text:style-name="P2">"The mind is everything. What you think you become."</text:p>
      <text:p text:style-name="P2"/>
      <text:p text:style-name="P2">"Peace comes from within. Do not seek it without."</text:p>
      <text:p text:style-name="P2">"A jug fills drop by drop."</text:p>
      <text:p text:style-name="P2"/>
      <text:p text:style-name="P2">"Radiate boundless love towards the entire world."</text:p>
      <text:p text:style-name="P2"/>
      <text:p text:style-name="P2">"The tongue like a sharp knife... Kills without drawing blood."</text:p>
      <text:p text:style-name="P2"/>
      <text:p text:style-name="P2">"In separateness lies the world's great misery, in compassion lies the world's true strength."</text:p>
      <text:p text:style-name="P2"/>
      <text:p text:style-name="P2">"Work out your own salvation. Do not depend on others."</text:p>
      <text:p text:style-name="P2"/>
      <text:p text:style-name="P2">"A disciplined mind brings happiness."</text:p>
      <text:p text:style-name="P2"/>
      <text:p text:style-name="P2">"A wise man, recognizing that the world is but an illusion, does not act as if it is real, so he escapes the suffering."</text:p>
      <text:p text:style-name="P2"/>
      <text:p text:style-name="P2">"One moment can change a day, one day can change a life, and one life can change the world."</text:p>
      <text:p text:style-name="P2"/>
      <text:p text:style-name="P2">"Your body is precious. It is our vehicle for awakening. Treat it with care."</text:p>
      <text:p text:style-name="P2"/>
      <text:p text:style-name="P2">"You will not be punished for your anger; you will be punished by your anger."</text:p>
      <text:p text:style-name="P2"/>
      <text:p text:style-name="P2">"The way to gain a good reputation is to endeavor to be what you desire to appear."</text:p>
      <text:p text:style-name="P2"/>
      <text:p text:style-name="P2">"To understand everything is to forgive everything."</text:p>
      <text:p text:style-name="P2"/>
      <text:p text:style-name="P2">"An insincere and evil friend is more to be feared than a wild beast; a wild beast may wound your body, but an evil friend will wound your mind."</text:p>
      <text:p text:style-name="P2"/>
      <text:p text:style-name="P2">"What we think, we become."</text:p>
      <text:p text:style-name="P2"/>
      <text:p text:style-name="P2">"The trouble is, you think you have time."</text:p>
      <text:p text:style-name="P2"/>
      <text:p text:style-name="P2">"We are what we think. All that we are arises with our thoughts. With our thoughts, we make the world."</text:p>
      <text:p text:style-name="P2"/>
      <text:p text:style-name="P2">"To live a pure unselfish life, one must count nothing as one's own in the midst of abundance."</text:p>
      <text:p text:style-name="P2"/>
      <text:p text:style-name="P2">"Conquer anger by love, evil by good; conquer the miser with liberality, and the liar with truth."</text:p>
      <text:p text:style-name="P2"/>
      <text:p text:style-name="P2"><text:soft-page-break/>"There are only two mistakes one can make along the road to truth; not going all the way, and not starting."</text:p>
      <text:p text:style-name="P2"/>
      <text:p text:style-name="P2">"Purity or impurity depends on oneself. No one can purify another."</text:p>
      <text:p text:style-name="P2"/>
      <text:p text:style-name="P2">"Better than a thousand hollow words, is one word that brings peace."</text:p>
      <text:p text:style-name="P2"/>
      <text:p text:style-name="P2">"The mind is everything. What you think you become."</text:p>
      <text:p text:style-name="P2"/>
      <text:p text:style-name="P2">"In the end, only three things matter: how much you loved, how gently you lived, and how gracefully you let go of things not meant for you."</text:p>
      <text:p text:style-name="P2"/>
      <text:p text:style-name="P2">"You only lose what you cling to."</text:p>
      <text:p text:style-name="P2"/>
      <text:p text:style-name="P2">"Three things cannot be hidden: the sun, the moon, and the truth."</text:p>
      <text:p text:style-name="P2"/>
      <text:p text:style-name="P2">"The less you respond to negative people, the more peaceful your life will become."</text:p>
      <text:p text:style-name="P2"/>
      <text:p text:style-name="P2">"Happiness does not depend on what you have or who you are. It solely relies on what you think."</text:p>
      <text:p text:style-name="P2">"Peace comes from within. Do not seek it without."</text:p>
      <text:p text:style-name="P2"/>
      <text:p text:style-name="P2">"Hatred does not cease by hatred, but only by love; this is the eternal rule."</text:p>
      <text:p text:style-name="P2"/>
      <text:p text:style-name="P2">"Do not dwell in the past, do not dream of the future, concentrate the mind on the present moment."</text:p>
      <text:p text:style-name="P2">"The only real failure in life is not to be true to the best one knows."</text:p>
      <text:p text:style-name="P2"/>
      <text:p text:style-name="P2">"It is better to travel well than to arrive."</text:p>
      <text:p text:style-name="P2"/>
      <text:p text:style-name="P2">"To understand everything is to forgive everything."</text:p>
      <text:p text:style-name="P2"/>
      <text:p text:style-name="P2">"Let yourself be open and life will be easier. A spoon of salt in a glass of water makes the water undrinkable. A spoon of salt in a lake is almost unnoticed."</text:p>
      <text:p text:style-name="P2"/>
      <text:p text:style-name="P2">"To be idle is a short road to death and to be diligent is a way of life; foolish people are idle, wise people are diligent."</text:p>
      <text:p text:style-name="P2"/>
      <text:p text:style-name="P2">"No one saves us but ourselves. No one can and no one may. We ourselves must walk the path."</text:p>
      <text:p text:style-name="P2"/>
      <text:p text:style-name="P2">"Silence the angry man with love. Silence the ill-natured man with kindness. Silence the miser with generosity. Silence the liar with truth."</text:p>
      <text:p text:style-name="P2"/>
      <text:p text:style-name="P2">"An idea that is developed and put into action is more important than an idea that exists only as an idea."</text:p>
      <text:p text:style-name="P2"/>
      <text:p text:style-name="P2">"It is a man's own mind, not his enemy or foe, that lures him to evil ways."</text:p>
      <text:p text:style-name="P2"/>
      <text:p text:style-name="P2">"The past is already gone, the future is not yet here. There's only one moment for you to live."</text:p>
      <text:p text:style-name="P2"/>
      <text:p text:style-name="P2">"The root of suffering is attachment."</text:p>
      <text:p text:style-name="P2"/>
      <text:p text:style-name="P2">"You will not be punished for your anger; you will be punished by your anger."</text:p>
      <text:p text:style-name="P2"/>
      <text:p text:style-name="P2">"Radiate boundless love towards the entire world."</text:p>
      <text:p text:style-name="P2"/>
      <text:p text:style-name="P2">"Peace comes from within. Do not seek it without."</text:p>
      <text:p text:style-name="P2"/>
      <text:p text:style-name="P2">"Teach this triple truth to all: A generous heart, kind speech, and a life of service and compassion are the things which renew humanity."</text:p>
      <text:p text:style-name="P2"/>
      <text:p text:style-name="P2">"The trouble is, you think you have time."</text:p>
      <text:p text:style-name="P2"/>
      <text:p text:style-name="P2">"Health is the greatest gift, contentment the greatest wealth, faithfulness the best relationship."</text:p>
      <text:p text:style-name="P2"/>
      <text:p text:style-name="P2">"To keep the body in good health is a duty... otherwise, we shall not be able to keep our mind strong and clear."</text:p>
      <text:p text:style-name="P2"/>
      <text:p text:style-name="P2">"You only lose what you cling to."</text:p>
      <text:p text:style-name="P2"/>
      <text:p text:style-name="P2">"The only real failure in life is not to be true to the best one knows."</text:p>
      <text:p text:style-name="P2"/>
      <text:p text:style-name="P2">"We are shaped by our thoughts; we become what we think. When the mind is pure, joy follows like a shadow that never leaves."</text:p>
      <text:p text:style-name="P2"/>
      <text:p text:style-name="P2">"There is no path to happiness: happiness is the path."</text:p>
      <text:p text:style-name="P2"/>
      <text:p text:style-name="P2">"You yourself, as much as anybody in the entire universe, deserve your love and affection."</text:p>
      <text:p text:style-name="P2"/>
      <text:p text:style-name="P2">"A jug fills drop by drop."</text:p>
      <text:p text:style-name="P2"/>
      <text:p text:style-name="P2">"Every morning we are born again. What we do today matters most."</text:p>
      <text:p text:style-name="P2"/>
      <text:p text:style-name="P2">"The mind is everything. What you think you become."</text:p>
      <text:p text:style-name="P2"/>
      <text:p text:style-name="P2">"To understand everything is to forgive everything."</text:p>
      <text:p text:style-name="P2"><text:soft-page-break/></text:p>
      <text:p text:style-name="P2">"The greatest prayer is patience."</text:p>
      <text:p text:style-name="P2"/>
      <text:p text:style-name="P2">"Your work is to discover your work and then, with all your heart, to give yourself to it."</text:p>
      <text:p text:style-name="P2"/>
      <text:p text:style-name="P2"/>
      <text:p text:style-name="P7"><text:span text:style-name="T2">"The wise are controlled in bodily action, controlled in speech and controlled in thought. They are truly well-controlled."</text:span></text:p>
      <text:p text:style-name="P8">"Let a man guard himself against irritability in speech; let him be controlled in speech. Abandoning verbal misconduct, let him practice good conduct in speech."</text:p>
      <text:p text:style-name="P8">"Overcome the angry by non-anger; overcome the wicked by goodness; overcome the miser by generosity; overcome the liar by truth."</text:p>
      <text:p text:style-name="P8">"Those sages who are inoffensive and ever restrained in body, go to the Deathless State, where, having gone, they grieve no more."</text:p>
      <text:p text:style-name="P8">"Those who are ever vigilant, who discipline themselves day and night, and are ever intent upon Nibbana — their defilements fade away."</text:p>
      <text:p text:style-name="P8">"One by one, little by little, moment by moment, a wise man should remove his own impurities, as a smith removes his dross from silver."</text:p>
      <text:p text:style-name="P8">"Just as rust arising from iron eats away the base from which it arises, even so, their own deeds lead transgressors to states of woe."</text:p>
      <text:p text:style-name="P8">"Easy is life for the shameless one who is impudent as a crow, is backbiting and forward, arrogant and corrupt."</text:p>
      <text:p text:style-name="P8">"Difficult is life for the modest one who always seeks purity, is detached and unassuming, clean in life, and discerning."</text:p>
      <text:p text:style-name="P8">"One who destroys life, utters lies, takes what is not given, goes to another man's wife, and is addicted to intoxicating drinks — such a man digs up his own root even in this world."</text:p>
      <text:p text:style-name="P8">"Know this, O good man: evil things are difficult to control. Let not greed and wickedness drag you to protracted misery."</text:p>
      <text:p text:style-name="P8">"There is no fire like lust; there is no grip like hatred; there is no net like delusion; there is no river like craving."</text:p>
      <text:p text:style-name="P8">"If anything is to be done, let one do it with sustained vigor. A lax monastic life stirs up the dust of passions all the more."</text:p>
      <text:p text:style-name="P8">"An evil deed is better left undone, for such a deed torments one afterwards. But a good deed is better done, doing which one repents not later."</text:p>
      <text:p text:style-name="P8">"Happy indeed we live, friendly amidst the hostile. Amidst hostile men we dwell free from hatred."</text:p>
      <text:p text:style-name="P8">"Happy indeed we live, friendly amidst the afflicted (by craving). Amidst afflicted men we dwell free from affliction"</text:p>
      <text:p text:style-name="P8">"Happy indeed we live, free from avarice amidst the avaricious. Amidst the avaricious men we dwell free from avarice."</text:p>
      <text:p text:style-name="P8">"Happy indeed we live, we who possess nothing. Feeders on joy we shall be, like the Radiant Gods."</text:p>
      <text:p text:style-name="P8">"There is no fire like lust and no crime like hatred. There is no ill like the aggregates (of existence) and no bliss higher than the peace (of Nibbana)."</text:p>
      <text:p text:style-name="P8">"Hunger is the worst disease, conditioned things the worst suffering. Knowing this as it really is, the wise realize Nibbana, the highest bliss."</text:p>
      <text:p text:style-name="P8">"Health is the most precious gain and contentment the greatest wealth. A trustworthy person is the best kinsman, Nibbana the highest bliss."</text:p>
      <text:p text:style-name="P8">"Having savored the taste of solitude and peace (of Nibbana), pain-free and stainless he becomes, drinking deep the taste of the bliss of the Truth."</text:p>
      <text:p text:style-name="P8">"Good is it to see the Noble Ones; to live with them is ever blissful. One will always be happy by not encountering fools."</text:p>
      <text:p text:style-name="P8"><text:soft-page-break/>"Calm is his thought, calm his speech, and calm his deed, who, truly knowing, is wholly freed, perfectly tranquil and wise."</text:p>
      <text:p text:style-name="P8">"Inspiring, indeed, is that place where Arahants dwell, be it a village, a forest, a vale, or a hill."</text:p>
      <text:p text:style-name="P8">"Inspiring are the forests in which worldlings find no pleasure. There the passionless will rejoice, for they seek no sensual pleasures."</text:p>
      <text:p text:style-name="P8">"The fever of passion exists not for him who has completed the journey, who is sorrowless and wholly set free, and has broken all ties."</text:p>
      <text:p text:style-name="P9"/>
      <text:p text:style-name="P2"><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span><text:span text:style-name="T5">It d</text:span><text:span text:style-name="T2">oesn't matter how bad we are, </text:span><text:span text:style-name="T5">a b</text:span><text:span text:style-name="T2">odhisattva still sees us as beings with Buddha-nature.” </text:span><text:span text:style-name="T4">Venerable Xianzhong Shi</text:span></text:p>
      <text:p text:style-name="P6"><text:span text:style-name="T4">“</text:span><text:span text:style-name="T5">No one can help everyone, but everyone can help someone.” Veneable Xianzhong Shi</text:span></text:p>
      <text:p text:style-name="P6"><text:span text:style-name="T4">“Giving is the most direct way to grow compassion, and every giving can increase love and kindness in the heart and make people more compassionate” Venerable Xianzhong Shi</text:span><text:line-break/></text:p>
      <text:p text:style-name="P6">“<text:span text:style-name="T16">A bodhisattva is someone who recognizes his oneness with all life everywhere.” Hsing Yun</text:span></text:p>
      <text:p text:style-name="P6"><text:span text:style-name="T16">“A bodhisattva must be patient because the work of liberating sentient beings will take a long time.” Hsing Yu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Verdana" svg:font-family="Verdana, Arial, sans-serif"/>
    <style:font-face style:name="system-ui" svg:font-family="system-ui, apple-system, system-ui, .SFNSText-Regular,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3:58:57.214534942</meta:creation-date>
    <dc:date>2023-11-07T18:35:36.659624402</dc:date>
    <meta:editing-duration>PT4H36M39S</meta:editing-duration>
    <meta:editing-cycles>2</meta:editing-cycles>
    <meta:generator>LibreOffice/7.5.5.2$MacOSX_X86_64 LibreOffice_project/ca8fe7424262805f223b9a2334bc7181abbcbf5e</meta:generator>
    <meta:document-statistic meta:table-count="0" meta:image-count="0" meta:object-count="0" meta:page-count="4" meta:paragraph-count="112" meta:word-count="1914" meta:character-count="10606" meta:non-whitespace-character-count="8801"/>
  </office:meta>
</office:document-meta>
</file>